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draw:frame text:anchor-type="as-char" svg:width="172.77mm" svg:height="88.11mm" style:rel-width="scale" style:rel-height="scale"><draw:object-ole xlink:href="OleObj1"/><draw:image xlink:href="ObjectReplacements/OleObj1"/></draw:frame><text:span text:style-name="T1"/></text:p>
      <text:p text:style-name="P1"><text:span text:style-name="T2">The state pattern is a behavioral software design pattern, also known as the objects for states pattern. This pattern is used in computer programming to encapsulate varying behavior for the same object based on its internal state.</text:span></text:p>
      <text:p text:style-name="P1"><text:span text:style-name="T2">StandardOrder, SilverOrder and GoldOrder all inherit from the abstract class Order. This means that depending on the customer type they get an extra discount on their order regardless of what the order contains. To add a new type of order you would just have to inherit from the Abstract Order class and implement the methods with your owm implementation. Silver Order gives a 10% discount and Gold order 20%.</text:span></text:p>
      <text:p text:style-name="P1"><text:span text:style-name="T3"/></text:p>
      <text:p text:style-name="P2"><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